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officeooo:rsid="0004a009" officeooo:paragraph-rsid="0004a009"/>
    </style:style>
    <style:style style:name="P2" style:family="paragraph" style:parent-style-name="Heading_20_2">
      <style:paragraph-properties fo:text-align="justify" style:justify-single-word="false"/>
      <style:text-properties officeooo:rsid="0004a009" officeooo:paragraph-rsid="0004a009"/>
    </style:style>
    <style:style style:name="P3" style:family="paragraph" style:parent-style-name="Text_20_body" style:list-style-name="L1">
      <style:paragraph-properties fo:text-align="justify" style:justify-single-word="false"/>
      <style:text-properties officeooo:rsid="0004a009" officeooo:paragraph-rsid="0004a009"/>
    </style:style>
    <style:style style:name="P4" style:family="paragraph" style:parent-style-name="Text_20_body" style:list-style-name="L2">
      <style:paragraph-properties fo:text-align="justify" style:justify-single-word="false"/>
      <style:text-properties officeooo:rsid="0004a009" officeooo:paragraph-rsid="0004a009"/>
    </style:style>
    <style:style style:name="P5" style:family="paragraph" style:parent-style-name="Text_20_body" style:list-style-name="L2">
      <style:paragraph-properties fo:text-align="justify" style:justify-single-word="false"/>
      <style:text-properties fo:font-weight="normal" officeooo:rsid="0004a009" officeooo:paragraph-rsid="0004a009" style:font-weight-asian="normal" style:font-weight-complex="normal"/>
    </style:style>
    <style:style style:name="P6" style:family="paragraph" style:parent-style-name="Text_20_body" style:list-style-name="L3">
      <style:paragraph-properties fo:text-align="justify" style:justify-single-word="false"/>
      <style:text-properties officeooo:rsid="0004a009" officeooo:paragraph-rsid="0004a009"/>
    </style:style>
    <style:style style:name="P7" style:family="paragraph" style:parent-style-name="Heading_20_2">
      <style:paragraph-properties fo:text-align="justify" style:justify-single-word="false"/>
      <style:text-properties officeooo:rsid="0004ba33" officeooo:paragraph-rsid="0004ba33"/>
    </style:style>
    <style:style style:name="P8" style:family="paragraph" style:parent-style-name="Text_20_body" style:list-style-name="L4">
      <style:paragraph-properties fo:text-align="justify" style:justify-single-word="false"/>
      <style:text-properties officeooo:rsid="0004ba33" officeooo:paragraph-rsid="0004ba33"/>
    </style:style>
    <style:style style:name="P9" style:family="paragraph" style:parent-style-name="Text_20_body" style:list-style-name="L5">
      <style:paragraph-properties fo:text-align="justify" style:justify-single-word="false"/>
      <style:text-properties officeooo:rsid="0004ba33" officeooo:paragraph-rsid="0004ba33"/>
    </style:style>
    <style:style style:name="P10" style:family="paragraph" style:parent-style-name="Text_20_body" style:list-style-name="L6">
      <style:paragraph-properties fo:text-align="justify" style:justify-single-word="false"/>
      <style:text-properties officeooo:rsid="0004ba33" officeooo:paragraph-rsid="0004ba33"/>
    </style:style>
    <style:style style:name="P11" style:family="paragraph" style:parent-style-name="Text_20_body" style:list-style-name="L6">
      <style:paragraph-properties fo:text-align="justify" style:justify-single-word="false"/>
      <style:text-properties fo:font-weight="normal" officeooo:rsid="0005a0e5" officeooo:paragraph-rsid="0005a0e5"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officeooo:rsid="0004ba33" style:font-weight-asian="bold" style:font-weight-complex="bold"/>
    </style:style>
    <style:style style:name="T6" style:family="text">
      <style:text-properties officeooo:rsid="0004ba33"/>
    </style:style>
    <style:style style:name="T7" style:family="text">
      <style:text-properties officeooo:rsid="0005a0e5"/>
    </style:style>
    <style:style style:name="T8" style:family="text">
      <style:text-properties fo:font-weight="normal" officeooo:rsid="0005a0e5"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2.4 Nowe nurty polityczne</text:h>
      <text:h text:style-name="P2" text:outline-level="2">1. Ruch socjalistyczny</text:h>
      <text:list text:style-name="L1">
        <text:list-item>
          <text:p text:style-name="P3">W 1892 na zjeździe ruchu socjalistycznego w Paryżu powstała <text:span text:style-name="T1">Polska Partia Socjalistyczna</text:span> (PPS). Partia zaczęła działalność w zaborze rosyjskim, a jednym <text:line-break/>z jej liderów był Józef Piłsudski. PPS łączyła postulaty socjaldemokratyczne <text:line-break/>i niepodległościowe,</text:p>
          <text:list>
            <text:list-item>
              <text:p text:style-name="P3">Cel: wywalczenie niepodłości Polski, mającej być republiką demokratyczną <text:line-break/>z parlamentem jako najważniejszym organem władzy,</text:p>
            </text:list-item>
            <text:list-item>
              <text:p text:style-name="P3">Program: niepodległe państwo polskie gwarantem bezpieczeństwa socjalnego robotników, przeprowadzenie reform ograniczających nierówności społeczne.</text:p>
            </text:list-item>
          </text:list>
        </text:list-item>
        <text:list-item>
          <text:p text:style-name="P3">Konkurencją dla PPS była <text:span text:style-name="T1">Socjaldemokracja Królestwa Polskiego i Litwy</text:span> (SDKPiL). Jej postulaty nawiązywały do internacjonalistycznego komunizmu. Na jej czele stanęła Róża Luksemburg.</text:p>
        </text:list-item>
      </text:list>
      <text:h text:style-name="P2" text:outline-level="2">2. Ruch narodowy</text:h>
      <text:list text:style-name="L2">
        <text:list-item>
          <text:p text:style-name="P4">Z inicjatywy działaczy Ligii Polskiej została powołana tajna <text:span text:style-name="T1">Liga Narodowa</text:span>. Przewodził jej <text:span text:style-name="T1">Roman Dmowski</text:span>. Nacjonalistyczne cele Ligi Narodowej oznaczały rywalizację, a nawet walkę z innymi grupami narodowościowymi. Silne poparcie uzyskała ona w zaborze pruskim, gdzie stawiano opór przeciw germanizacji.</text:p>
          <text:list>
            <text:list-item>
              <text:p text:style-name="P4"><text:span text:style-name="T1">Roman Dmowski</text:span> – czołowy ideolog i działacz endecji. Wydał książkę <text:span text:style-name="T2">Myśli nowoczesnego Polaka</text:span><text:span text:style-name="T3">, która zawierała jego program polityczny. W latach <text:line-break/>1907-09 przewodniczył Kołu Polskiemu w rosyjskiej Dumie Państwowej. <text:line-break/>W czasie I wś. opowiadał się za ententą. Po wojnie był jednym z liderów polskiej delegacji w paryżu. Stał na czele endecji i był przeciwnikiem Piłsudskiego.</text:span></text:p>
            </text:list-item>
          </text:list>
        </text:list-item>
        <text:list-item>
          <text:p text:style-name="P4">Polski ruch nacjonalistyczny (nazywany również narodowym), okreslano odtąd jako <text:span text:style-name="T1">Narodowa Demokracja </text:span><text:span text:style-name="T4">(</text:span><text:span text:style-name="T1">endecja</text:span><text:span text:style-name="T4">). Ruch był kojarzony z antysemityzmem, który zniechęcał Żydów do poparcia.</text:span></text:p>
        </text:list-item>
        <text:list-item>
          <text:p text:style-name="P5">W zaborze pruskim, narodowcy uważali germanizację za największe niebezpieczeństwo dla polskości.</text:p>
        </text:list-item>
        <text:list-item>
          <text:p text:style-name="P5">W zaborze austriackim działaność emancypacyjna Ukrainców, którzy zaczęli konkurować z Polakami.</text:p>
        </text:list-item>
        <text:list-item>
          <text:p text:style-name="P5">Rosja natomiast nie była uważana za zagrożenie dla polskości.</text:p>
        </text:list-item>
      </text:list>
      <text:h text:style-name="P2" text:outline-level="2">3. Rozwój ruchu ludowego</text:h>
      <text:list text:style-name="L3">
        <text:list-item>
          <text:p text:style-name="P6">Nastąpił w zabiorze austriackim. <text:span text:style-name="T5">Polskie Stronnictwo Ludowe</text:span><text:span text:style-name="T6"> (</text:span><text:span text:style-name="T5">PSL</text:span><text:span text:style-name="T6">) postawiło za cel polepszenie sytuacji chłopów (awans społeczny, dostęp do edukacji, niższe podatki). W 1913 roku doszło do rozłamu na PSL-Lewicę i PSL-Piast, którego liderem został </text:span><text:span text:style-name="T5">Wincenty Witos</text:span><text:span text:style-name="T6">.</text:span></text:p>
        </text:list-item>
      </text:list>
      <text:h text:style-name="P7" text:outline-level="2"><text:soft-page-break/>4. Rewolucja 1905 roku w Rosji</text:h>
      <text:list text:style-name="L4">
        <text:list-item>
          <text:p text:style-name="P8">W trakcie wojny z Japonią w latach 1904-1905 kryzys w Rosji nasilił się (podobnie jak w czasie wojny krymskiej). Widoczna stała się słabość zacofanego imperium Romanów.</text:p>
        </text:list-item>
        <text:list-item>
          <text:p text:style-name="P8">W <text:span text:style-name="T1">1905 roku</text:span> (22 stycznia) przed rezydencją cara (Pałacem Zimowym <text:line-break/>w Petersburgu) odbyła się pokojowa manifestacja, ok. 100 tys. ludzi. Car Mikołaj II zwołał Dumę Państwową. Nie powstrzymało to jednak fali prostestów, rozlały się po calej Rosji. Jesienią 1905 r. ogłoszono strajk generalny, który sparaliżował kraj. Rosyjskie władze nie wprowadziły jednak żadnych znaczączych reform państwowych.</text:p>
        </text:list-item>
      </text:list>
      <text:h text:style-name="P7" text:outline-level="2">5. Rewolucja 1905 roku na ziemiach polskich.</text:h>
      <text:list text:style-name="L5">
        <text:list-item>
          <text:p text:style-name="P9">Rewolucja w Rosji szybko odbiła się na ziemiach polskich. Pod koniec stycznia 1905 roku fala strajków objęła największe ośrodki przemysłowe Królestwa Polskiego.</text:p>
        </text:list-item>
        <text:list-item>
          <text:p text:style-name="P9">Szczególnie aktywni w tym okresie byli członkowie Organizacji Bojowej PPS. Od 1905 roku na jej czele stał Piłsudski. Dokonywali zamachów na rosyjskich policjantów, urzędników itp. Zdobywali środki finansowe na działalność polityczną np. poprzez napady na carskie konwoje z gotówką. Najsłynniejszą z takich akcji był napad na pociąg pod Bezdanami w 1908 roku. Przyniosła ona ogromny łup, który spożytkowano później na stworzenie organizacji strzeleckich.</text:p>
        </text:list-item>
      </text:list>
      <text:h text:style-name="P7" text:outline-level="2">6. Skutki rewolucji z lat 1905-1907</text:h>
      <text:list text:style-name="L6">
        <text:list-item>
          <text:p text:style-name="P10">Pozytywne skutki na ziemiach polskich:</text:p>
          <text:list>
            <text:list-item>
              <text:p text:style-name="P10">wiosną 1905 roku zakończono dyskryminację Kościoła katolickiego,</text:p>
            </text:list-item>
            <text:list-item>
              <text:p text:style-name="P10">w rosyjskiej Dumie powstało polskie koło poselskie,</text:p>
            </text:list-item>
            <text:list-item>
              <text:p text:style-name="P10">umożliwiono zakładanie legalnych organizacji kulturalnych, naukowych <text:line-break/>i społeczny<text:span text:style-name="T7">c</text:span>h.</text:p>
            </text:list-item>
          </text:list>
        </text:list-item>
        <text:list-item>
          <text:p text:style-name="P10">Konsekwencją był również rozłam w PPS na 2 frakcje: <text:span text:style-name="T1">„młodych”</text:span><text:span text:style-name="T4"> </text:span>(planujących rewolucję proletariacką i współpracowali z SDKPiL) oraz <text:span text:style-name="T1">„starych” </text:span><text:span text:style-name="T8">(stawiających za główny cel walkę o niepodległość kraju, z Piłsudskim na czele).</text:span></text:p>
        </text:list-item>
        <text:list-item>
          <text:p text:style-name="P11">Spór „młodych” i „starych” doprowadził w 1906 roku do podziału PPS na <text:line-break/>PPS-Lewicę (młodzi) i PPS-Frakcję Rewolucyjną (starz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3" fo:font-family="'Liberation Sans'" style:font-style-name="Regular" style:font-family-generic="swiss" style:font-pitch="variable"/>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6T16:18:30.258306523</meta:creation-date>
    <dc:date>2025-11-26T16:46:53.628348850</dc:date>
    <meta:editing-duration>PT1M51S</meta:editing-duration>
    <meta:editing-cycles>1</meta:editing-cycles>
    <meta:document-statistic meta:table-count="0" meta:image-count="0" meta:object-count="0" meta:page-count="2" meta:paragraph-count="28" meta:word-count="559" meta:character-count="4047" meta:non-whitespace-character-count="3528"/>
    <meta:generator>LibreOffice/25.8.3.2$Linux_X86_64 LibreOffice_project/580$Build-2</meta:generator>
  </office:meta>
</office:document-meta>
</file>